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083in" loext:contextual-spacing="false" fo:line-height="100%" fo:padding="0in" fo:border="none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3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4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7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9">
      <style:paragraph-properties fo:margin-left="0.5in" fo:margin-right="0in" fo:margin-top="0in" fo:margin-bottom="0.2083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8">
      <style:paragraph-properties fo:margin-left="0.5in" fo:margin-right="0in" fo:margin-top="0in" fo:margin-bottom="0.2083in" loext:contextual-spacing="false" fo:line-height="100%" fo:text-indent="-0.25in" style:auto-text-indent="false" fo:padding="0in" fo:border="none"/>
    </style:style>
    <style:style style:name="P12" style:family="paragraph" style:parent-style-name="Standard" style:list-style-name="WWNum12">
      <style:paragraph-properties fo:margin-left="0.5in" fo:margin-right="0in" fo:margin-top="0in" fo:margin-bottom="0.2083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11">
      <style:paragraph-properties fo:margin-left="0.5in" fo:margin-right="0in" fo:margin-top="0in" fo:margin-bottom="0.2083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8" style:family="paragraph" style:parent-style-name="Standard" style:list-style-name="WWNum10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9" style:family="paragraph" style:parent-style-name="Standard" style:list-style-name="WWNum2">
      <style:paragraph-properties fo:margin-left="1in" fo:margin-right="0in" fo:margin-top="0in" fo:margin-bottom="0.2083in" loext:contextual-spacing="false" fo:line-height="100%" fo:text-indent="-0.25in" style:auto-text-indent="false" fo:padding="0in" fo:border="none"/>
    </style:style>
    <style:style style:name="P20" style:family="paragraph" style:parent-style-name="Standard" style:list-style-name="WWNum5">
      <style:paragraph-properties fo:margin-left="1in" fo:margin-right="0in" fo:margin-top="0in" fo:margin-bottom="0.2083in" loext:contextual-spacing="false" fo:line-height="100%" fo:text-indent="-0.25in" style:auto-text-indent="false" fo:padding="0in" fo:border="none"/>
    </style:style>
    <style:style style:name="P21" style:family="paragraph" style:parent-style-name="Standard" style:list-style-name="WWNum6">
      <style:paragraph-properties fo:margin-left="1in" fo:margin-right="0in" fo:margin-top="0in" fo:margin-bottom="0.2083in" loext:contextual-spacing="false" fo:line-height="100%" fo:text-indent="-0.25in" style:auto-text-indent="false" fo:padding="0in" fo:border="none"/>
    </style:style>
    <style:style style:name="P22" style:family="paragraph" style:parent-style-name="Standard" style:list-style-name="WWNum3">
      <style:paragraph-properties fo:margin-left="1in" fo:margin-right="0in" fo:margin-top="0in" fo:margin-bottom="0.2083in" loext:contextual-spacing="false" fo:line-height="100%" fo:text-indent="-0.25in" style:auto-text-indent="false" fo:padding="0in" fo:border="none"/>
    </style:style>
    <style:style style:name="P23" style:family="paragraph" style:parent-style-name="Standard" style:list-style-name="WWNum4">
      <style:paragraph-properties fo:margin-left="1in" fo:margin-right="0in" fo:margin-top="0in" fo:margin-bottom="0.2083in" loext:contextual-spacing="false" fo:line-height="100%" fo:text-indent="-0.25in" style:auto-text-indent="false" fo:padding="0in" fo:border="none"/>
    </style:style>
    <style:style style:name="P24" style:family="paragraph" style:parent-style-name="Standard" style:list-style-name="WWNum10">
      <style:paragraph-properties fo:margin-left="1in" fo:margin-right="0in" fo:margin-top="0in" fo:margin-bottom="0.2083in" loext:contextual-spacing="false" fo:line-height="100%" fo:text-indent="-0.25in" style:auto-text-indent="false" fo:padding="0in" fo:border="none"/>
    </style:style>
    <style:style style:name="P25" style:family="paragraph" style:parent-style-name="Standard" style:list-style-name="WWNum1">
      <style:paragraph-properties fo:margin-left="1in" fo:margin-right="0in" fo:margin-top="0in" fo:margin-bottom="0.2083in" loext:contextual-spacing="false" fo:line-height="100%" fo:text-indent="-0.25in" style:auto-text-indent="false" fo:padding="0in" fo:border="none"/>
    </style:style>
    <style:style style:name="P26" style:family="paragraph" style:parent-style-name="Standard" style:list-style-name="WWNum7">
      <style:paragraph-properties fo:margin-left="1in" fo:margin-right="0in" fo:margin-top="0in" fo:margin-bottom="0.2083in" loext:contextual-spacing="false" fo:line-height="100%" fo:text-indent="-0.25in" style:auto-text-indent="false" fo:padding="0in" fo:border="none"/>
    </style:style>
    <style:style style:name="P27" style:family="paragraph" style:parent-style-name="Standard">
      <style:paragraph-properties fo:padding="0in" fo:border="none"/>
    </style:style>
    <style:style style:name="P28" style:family="paragraph" style:parent-style-name="Heading_20_1" style:master-page-name="Standard">
      <style:paragraph-properties fo:margin-top="0in" fo:margin-bottom="0.639in" loext:contextual-spacing="false" fo:line-height="110%" fo:keep-together="auto" style:page-number="1" fo:padding="0in" fo:border="none" fo:keep-with-next="auto"/>
    </style:style>
    <style:style style:name="P29" style:family="paragraph" style:parent-style-name="Heading_20_3">
      <style:paragraph-properties fo:margin-top="0.1945in" fo:margin-bottom="0.0555in" loext:contextual-spacing="false" fo:line-height="160%" fo:keep-together="auto" fo:padding="0in" fo:border="none" fo:keep-with-next="auto"/>
    </style:style>
    <style:style style:name="P30" style:family="paragraph" style:parent-style-name="Heading_20_2">
      <style:paragraph-properties fo:margin-top="0.25in" fo:margin-bottom="0.0555in" loext:contextual-spacing="false" fo:line-height="133%" fo:keep-together="auto" fo:padding="0in" fo:border="none" fo:keep-with-next="auto"/>
    </style:style>
    <style:style style:name="T1" style:family="text">
      <style:text-properties style:font-name="Roboto" fo:font-size="52pt" fo:font-weight="bold" style:font-name-asian="Roboto2" style:font-size-asian="52pt" style:font-weight-asian="bold" style:font-name-complex="Roboto2" style:font-size-complex="52pt"/>
    </style:style>
    <style:style style:name="T2" style:family="text">
      <style:text-properties style:font-name="Roboto" fo:font-size="17pt" fo:font-weight="bold" style:font-name-asian="Roboto2" style:font-size-asian="17pt" style:font-weight-asian="bold" style:font-name-complex="Roboto2" style:font-size-complex="17pt"/>
    </style:style>
    <style:style style:name="T3" style:family="text">
      <style:text-properties fo:color="#374151" style:font-name="Roboto" fo:font-size="12pt" style:font-name-asian="Roboto2" style:font-size-asian="12pt" style:font-name-complex="Roboto2" style:font-size-complex="12pt"/>
    </style:style>
    <style:style style:name="T4" style:family="text">
      <style:text-properties fo:color="#000000" style:font-name="Roboto" fo:font-size="16.5pt" fo:font-weight="bold" style:font-name-asian="Roboto2" style:font-size-asian="16.5pt" style:font-weight-asian="bold" style:font-name-complex="Roboto2" style:font-size-complex="16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p74raqg97xab"/><text:span text:style-name="T1">Sequence Activities Process: Importing Natural Coral from the Solomon Islands</text:span></text:p>
      <text:p text:style-name="P30"><text:bookmark text:name="_cliif33py0vz"/><text:span text:style-name="T2">1. Introduction:</text:span></text:p>
      <text:p text:style-name="P1"><text:span text:style-name="T3">The Sequence Activities process is a critical step in the project management of Mar Organica's Project: Importing Natural Coral from the Solomon Islands. This process involves determining the chronological order of project activities, establishing dependencies, and creating a logical flow to ensure smooth project execution.</text:span></text:p>
      <text:p text:style-name="P30"><text:bookmark text:name="_8jz7tki5dwtq"/><text:span text:style-name="T2">2. Inputs:</text:span></text:p>
      <text:p text:style-name="P29"><text:bookmark text:name="_4h0aeyliqh33"/><text:span text:style-name="T4">2.1. Activity List:</text:span></text:p>
      <text:p text:style-name="P1"><text:span text:style-name="T3">Refer to the comprehensive activity list generated during the Defining Activities process.</text:span></text:p>
      <text:p text:style-name="P29"><text:bookmark text:name="_m35wa50c22m"/><text:span text:style-name="T4">2.2. Activity Attributes:</text:span></text:p>
      <text:p text:style-name="P1"><text:span text:style-name="T3">Utilize the detailed descriptions and attributes of each activity, including resource requirements, durations, and dependencies.</text:span></text:p>
      <text:p text:style-name="P29"><text:bookmark text:name="_12k5j6os1emt"/><text:span text:style-name="T4">2.3. Milestone List:</text:span></text:p>
      <text:p text:style-name="P1"><text:span text:style-name="T3">Review the identified milestones and their significance within the project timeline.</text:span></text:p>
      <text:p text:style-name="P29"><text:bookmark text:name="_gtqwa1pil6f4"/><text:span text:style-name="T4">2.4. Project Schedule:</text:span></text:p>
      <text:p text:style-name="P1"><text:span text:style-name="T3">Refer to the project schedule for any constraints or dependencies that need to be considered.</text:span></text:p>
      <text:p text:style-name="P29"><text:bookmark text:name="_l5njozofmd0f"/><text:span text:style-name="T4">2.5. Resource Calendars:</text:span></text:p>
      <text:p text:style-name="P1"><text:span text:style-name="T3">Understand resource availability and constraints, ensuring alignment with activity sequencing.</text:span></text:p>
      <text:p text:style-name="P30"><text:bookmark text:name="_xm6e4f10sjuu"/><text:span text:style-name="T2">3. Tools and Techniques:</text:span></text:p>
      <text:p text:style-name="P29"><text:bookmark text:name="_ybuqsnaipwqt"/><text:span text:style-name="T4">3.1. Precedence Diagramming Method (PDM):</text:span></text:p>
      <text:list xml:id="list2480292271" text:style-name="WWNum2">
        <text:list-item>
          <text:p text:style-name="P2"><text:span text:style-name="T3">3.1.1. Finish-to-Start (FS) Relationships:</text:span></text:p>
          <text:list>
            <text:list-item>
              <text:p text:style-name="P14"><text:span text:style-name="T3">Establish dependencies where the finish of one activity triggers the start of another.</text:span></text:p>
            </text:list-item>
          </text:list>
        </text:list-item>
        <text:list-item>
          <text:p text:style-name="P2"><text:span text:style-name="T3">3.1.2. Start-to-Start (SS) Relationships:</text:span></text:p>
          <text:list>
            <text:list-item>
              <text:p text:style-name="P14"><text:span text:style-name="T3">Define dependencies where the start of one activity triggers the start of another.</text:span></text:p>
            </text:list-item>
          </text:list>
        </text:list-item>
        <text:list-item>
          <text:p text:style-name="P2"><text:span text:style-name="T3">3.1.3. Finish-to-Finish (FF) Relationships:</text:span></text:p>
          <text:list>
            <text:list-item>
              <text:p text:style-name="P14"><text:span text:style-name="T3">Establish dependencies where the finish of one activity triggers the finish of another.</text:span></text:p>
            </text:list-item>
          </text:list>
        </text:list-item>
        <text:list-item>
          <text:p text:style-name="P2"><text:span text:style-name="T3">3.1.4. Start-to-Finish (SF) Relationships:</text:span></text:p>
          <text:list>
            <text:list-item>
              <text:p text:style-name="P19"><text:span text:style-name="T3">Define dependencies where the start of one activity triggers the finish of another.</text:span></text:p>
            </text:list-item>
          </text:list>
        </text:list-item>
      </text:list>
      <text:p text:style-name="P29"><text:bookmark text:name="_3maz7hxk40hb"/><text:span text:style-name="T4">3.2. Dependency Determination:</text:span></text:p>
      <text:list xml:id="list1035044482" text:style-name="WWNum5">
        <text:list-item>
          <text:p text:style-name="P3"><text:soft-page-break/><text:span text:style-name="T3">3.2.1. Mandatory Dependencies:</text:span></text:p>
          <text:list>
            <text:list-item>
              <text:p text:style-name="P15"><text:span text:style-name="T3">Identify dependencies that are inherent to the nature of the project.</text:span></text:p>
            </text:list-item>
          </text:list>
        </text:list-item>
        <text:list-item>
          <text:p text:style-name="P3"><text:span text:style-name="T3">3.2.2. Discretionary Dependencies:</text:span></text:p>
          <text:list>
            <text:list-item>
              <text:p text:style-name="P15"><text:span text:style-name="T3">Evaluate dependencies based on project-specific requirements or preferences.</text:span></text:p>
            </text:list-item>
          </text:list>
        </text:list-item>
        <text:list-item>
          <text:p text:style-name="P3"><text:span text:style-name="T3">3.2.3. External Dependencies:</text:span></text:p>
          <text:list>
            <text:list-item>
              <text:p text:style-name="P20"><text:span text:style-name="T3">Consider dependencies related to external factors beyond the project's control.</text:span></text:p>
            </text:list-item>
          </text:list>
        </text:list-item>
      </text:list>
      <text:p text:style-name="P29"><text:bookmark text:name="_kae447g5qmu"/><text:span text:style-name="T4">3.3. Leads and Lags:</text:span></text:p>
      <text:list xml:id="list2736786155" text:style-name="WWNum6">
        <text:list-item>
          <text:p text:style-name="P4"><text:span text:style-name="T3">3.3.1. Lead Time:</text:span></text:p>
          <text:list>
            <text:list-item>
              <text:p text:style-name="P16"><text:span text:style-name="T3">Introduce lead time for accelerating the start of a dependent activity.</text:span></text:p>
            </text:list-item>
          </text:list>
        </text:list-item>
        <text:list-item>
          <text:p text:style-name="P4"><text:span text:style-name="T3">3.3.2. Lag Time:</text:span></text:p>
          <text:list>
            <text:list-item>
              <text:p text:style-name="P21"><text:span text:style-name="T3">Incorporate lag time to introduce delays between activities.</text:span></text:p>
            </text:list-item>
          </text:list>
        </text:list-item>
      </text:list>
      <text:p text:style-name="P29"><text:bookmark text:name="_pnhwnsmang1p"/><text:span text:style-name="T4">3.4. Schedule Network Templates:</text:span></text:p>
      <text:list xml:id="list2663313063" text:style-name="WWNum3">
        <text:list-item>
          <text:p text:style-name="P5"><text:span text:style-name="T3">3.4.1. Historical Templates:</text:span></text:p>
          <text:list>
            <text:list-item>
              <text:p text:style-name="P22"><text:span text:style-name="T3">Leverage templates from past projects for similar activity sequencing.</text:span></text:p>
            </text:list-item>
          </text:list>
        </text:list-item>
      </text:list>
      <text:p text:style-name="P30"><text:bookmark text:name="_qgx8aas5mpqp"/><text:span text:style-name="T2">4. Outputs:</text:span></text:p>
      <text:p text:style-name="P29"><text:bookmark text:name="_goj6spga12sm"/><text:span text:style-name="T4">4.1. Project Schedule:</text:span></text:p>
      <text:list xml:id="list3626758915" text:style-name="WWNum4">
        <text:list-item>
          <text:p text:style-name="P6"><text:span text:style-name="T3">4.1.1. Gantt Chart:</text:span></text:p>
          <text:list>
            <text:list-item>
              <text:p text:style-name="P17"><text:span text:style-name="T3">Develop a Gantt chart illustrating the sequential order of activities over time.</text:span></text:p>
            </text:list-item>
          </text:list>
        </text:list-item>
        <text:list-item>
          <text:p text:style-name="P6"><text:span text:style-name="T3">4.1.2. Network Diagram:</text:span></text:p>
          <text:list>
            <text:list-item>
              <text:p text:style-name="P23"><text:span text:style-name="T3">Create a network diagram showcasing the visual representation of activity dependencies.</text:span></text:p>
            </text:list-item>
          </text:list>
        </text:list-item>
      </text:list>
      <text:p text:style-name="P29"><text:bookmark text:name="_bos4isp99g2n"/><text:span text:style-name="T4">4.2. Updated Activity Attributes:</text:span></text:p>
      <text:list xml:id="list3493867467" text:style-name="WWNum10">
        <text:list-item>
          <text:p text:style-name="P7"><text:span text:style-name="T3">4.2.1. Revised Durations:</text:span></text:p>
          <text:list>
            <text:list-item>
              <text:p text:style-name="P18"><text:span text:style-name="T3">Adjust activity durations based on sequencing and dependencies.</text:span></text:p>
            </text:list-item>
          </text:list>
        </text:list-item>
        <text:list-item>
          <text:p text:style-name="P7"><text:span text:style-name="T3">4.2.2. Updated Resource Assignments:</text:span></text:p>
          <text:list>
            <text:list-item>
              <text:p text:style-name="P24"><text:span text:style-name="T3">Revise resource assignments considering the sequence of activities.</text:span></text:p>
            </text:list-item>
          </text:list>
        </text:list-item>
      </text:list>
      <text:p text:style-name="P29"><text:bookmark text:name="_cdxnv174ivoe"/><text:span text:style-name="T4">4.3. Constraints Log:</text:span></text:p>
      <text:list xml:id="list2618342894" text:style-name="WWNum1">
        <text:list-item>
          <text:p text:style-name="P8"><text:soft-page-break/><text:span text:style-name="T3">4.3.1. Dependency Constraints:</text:span></text:p>
          <text:list>
            <text:list-item>
              <text:p text:style-name="P25"><text:span text:style-name="T3">Document any constraints arising from activity sequencing.</text:span></text:p>
            </text:list-item>
          </text:list>
        </text:list-item>
      </text:list>
      <text:p text:style-name="P29"><text:bookmark text:name="_7nbbminnt8en"/><text:span text:style-name="T4">4.4. Change Requests:</text:span></text:p>
      <text:list xml:id="list1337251125" text:style-name="WWNum7">
        <text:list-item>
          <text:p text:style-name="P9"><text:span text:style-name="T3">4.4.1. Schedule Adjustments:</text:span></text:p>
          <text:list>
            <text:list-item>
              <text:p text:style-name="P26"><text:span text:style-name="T3">Identify and document changes necessitated by the sequencing process.</text:span></text:p>
            </text:list-item>
          </text:list>
        </text:list-item>
      </text:list>
      <text:p text:style-name="P30"><text:bookmark text:name="_w7dx8z16lh2g"/><text:span text:style-name="T2">5. Guidelines:</text:span></text:p>
      <text:p text:style-name="P29"><text:bookmark text:name="_bgfnvbi3hd1n"/><text:span text:style-name="T4">5.1. Logical Flow:</text:span></text:p>
      <text:list xml:id="list1061221821" text:style-name="WWNum9">
        <text:list-item>
          <text:p text:style-name="P10"><text:span text:style-name="T3">Ensure a logical flow in the sequencing, aligning activities with project objectives and constraints.</text:span></text:p>
        </text:list-item>
      </text:list>
      <text:p text:style-name="P29"><text:bookmark text:name="_k7jvlmv9xq77"/><text:span text:style-name="T4">5.2. Minimize Dependencies:</text:span></text:p>
      <text:list xml:id="list3824935696" text:style-name="WWNum8">
        <text:list-item>
          <text:p text:style-name="P11"><text:span text:style-name="T3">Strive to minimize dependencies, allowing for flexibility in project execution.</text:span></text:p>
        </text:list-item>
      </text:list>
      <text:p text:style-name="P29"><text:bookmark text:name="_xdz3gzxsky9j"/><text:span text:style-name="T4">5.3. Realistic Durations:</text:span></text:p>
      <text:list xml:id="list3198352407" text:style-name="WWNum12">
        <text:list-item>
          <text:p text:style-name="P12"><text:span text:style-name="T3">Adjust durations realistically, considering dependencies and potential resource constraints.</text:span></text:p>
        </text:list-item>
      </text:list>
      <text:p text:style-name="P29"><text:bookmark text:name="_ja8q0apfurw1"/><text:span text:style-name="T4">5.4. Continuous Review:</text:span></text:p>
      <text:list xml:id="list3794251894" text:style-name="WWNum11">
        <text:list-item>
          <text:p text:style-name="P13"><text:span text:style-name="T3">Review and refine the sequencing regularly to accommodate changes and optimize project performance.</text:span></text:p>
        </text:list-item>
      </text:list>
      <text:p text:style-name="P30"><text:bookmark text:name="_pzlib6n4edx3"/><text:span text:style-name="T2">6. Conclusion:</text:span></text:p>
      <text:p text:style-name="P27"><text:span text:style-name="T3">The Sequence Activities process lays the groundwork for an organized and logical execution of Mar Organica's Project: Importing Natural Coral from the Solomon Islands. By establishing dependencies, incorporating leads and lags, and creating a visual representation of the schedule, this process ensures a comprehensive understanding of the project's chronological flow. Regular reviews and adjustments guarantee adaptability to evolving project needs and challenges, contributing to successful project executio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8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7" meta:word-count="554" meta:character-count="3992" meta:non-whitespace-character-count="3541"/>
    <meta:generator>LibreOfficeDev/6.0.5.2$Linux_X86_64 LibreOffice_project/</meta:generator>
  </office:meta>
</office:document-meta>
</file>